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8183d" officeooo:paragraph-rsid="0018183d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18183d" officeooo:paragraph-rsid="0018183d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rsid="0018183d" officeooo:paragraph-rsid="0018183d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0 task:</text:p>
      <text:p text:style-name="P1"/>
      <text:p text:style-name="P3">1: Write a function that takes in a first name and a surname as arguments and returns a message greeting them. </text:p>
      <text:p text:style-name="P4">2: Write a function that takes in a string as an argument and sorts the string into alphabetical order and returns the result. </text:p>
      <text:p text:style-name="P4">3: Write a cash machine / atm function that takes in a withdrawal amount and a pin number as an argument and compares the pin and withdrawal amount against a stored pin and account balance. If the pin matches and the balance is sufficient approve the transaction, if not decline the transaction. 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33:59.012000000</meta:creation-date>
    <dc:date>2024-01-23T18:34:34.722000000</dc:date>
    <meta:editing-duration>PT36S</meta:editing-duration>
    <meta:editing-cycles>1</meta:editing-cycles>
    <meta:document-statistic meta:table-count="0" meta:image-count="0" meta:object-count="0" meta:page-count="1" meta:paragraph-count="4" meta:word-count="99" meta:character-count="546" meta:non-whitespace-character-count="448"/>
    <meta:generator>LibreOffice/7.6.4.1$Windows_X86_64 LibreOffice_project/e19e193f88cd6c0525a17fb7a176ed8e6a3e2aa1</meta:generator>
  </office:meta>
</office:document-meta>
</file>